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02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6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shapes>
          <draw:frame draw:z-index="0" draw:style-name="gr1" svg:width="20.091cm" svg:height="9.167cm" svg:x="14.636cm" svg:y="1.089cm">
            <draw:object draw:notify-on-update-of-ranges="Sheet1.A4:Sheet1.A10 Sheet1.A1:Sheet1.A1 Sheet1.B4:Sheet1.B10 Sheet1.A15:Sheet1.A21 Sheet1.A12:Sheet1.A12 Sheet1.B15:Sheet1.B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2" office:value-type="string">
            <text:p>Målinger af forskellige lod(1. Gang):</text:p>
          </table:table-cell>
          <table:table-cell table:number-columns-repeated="10"/>
          <table:table-cell table:style-name="ce2"/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>
            <text:p>Vægt(kg):</text:p>
          </table:table-cell>
          <table:table-cell table:style-name="ce3" office:value-type="string">
            <text:p>Spænding(V):</text:p>
          </table:table-cell>
          <table:table-cell table:number-columns-repeated="9"/>
          <table:table-cell table:style-name="ce3" table:number-columns-repeated="2"/>
        </table:table-row>
        <table:table-row table:style-name="ro2">
          <table:table-cell office:value-type="float" office:value="0.1">
            <text:p>0,1</text:p>
          </table:table-cell>
          <table:table-cell office:value-type="float" office:value="0.08">
            <text:p>0,08</text:p>
          </table:table-cell>
          <table:table-cell table:number-columns-repeated="11"/>
        </table:table-row>
        <table:table-row table:style-name="ro2">
          <table:table-cell office:value-type="float" office:value="0.4">
            <text:p>0,4</text:p>
          </table:table-cell>
          <table:table-cell office:value-type="float" office:value="0.397">
            <text:p>0,397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2">
            <text:p>0,92</text:p>
          </table:table-cell>
          <table:table-cell table:number-columns-repeated="11"/>
        </table:table-row>
        <table:table-row table:style-name="ro2">
          <table:table-cell table:style-name="ce4" office:value-type="float" office:value="1.1">
            <text:p>1,1</text:p>
          </table:table-cell>
          <table:table-cell office:value-type="float" office:value="1.05">
            <text:p>1,05</text:p>
          </table:table-cell>
          <table:table-cell table:number-columns-repeated="9"/>
          <table:table-cell table:style-name="ce4"/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95">
            <text:p>1,95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.87">
            <text:p>9,87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>
            <text:p>Målinger af forskellige lod(2. Gang):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>
            <text:p>Vægt(kg):</text:p>
          </table:table-cell>
          <table:table-cell table:style-name="ce3" office:value-type="string">
            <text:p>Spænding(V):</text:p>
          </table:table-cell>
          <table:table-cell table:number-columns-repeated="11"/>
        </table:table-row>
        <table:table-row table:style-name="ro2">
          <table:table-cell office:value-type="float" office:value="0.1">
            <text:p>0,1</text:p>
          </table:table-cell>
          <table:table-cell office:value-type="float" office:value="0.111">
            <text:p>0,111</text:p>
          </table:table-cell>
          <table:table-cell table:number-columns-repeated="11"/>
        </table:table-row>
        <table:table-row table:style-name="ro2">
          <table:table-cell office:value-type="float" office:value="0.4">
            <text:p>0,4</text:p>
          </table:table-cell>
          <table:table-cell office:value-type="float" office:value="0.406">
            <text:p>0,406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59">
            <text:p>0,959</text:p>
          </table:table-cell>
          <table:table-cell table:number-columns-repeated="11"/>
        </table:table-row>
        <table:table-row table:style-name="ro2">
          <table:table-cell table:style-name="ce4" office:value-type="float" office:value="1.1">
            <text:p>1,1</text:p>
          </table:table-cell>
          <table:table-cell office:value-type="float" office:value="1.11">
            <text:p>1,11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97">
            <text:p>1,97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88">
            <text:p>4,88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11"/>
        </table:table-row>
        <table:table-row table:style-name="ro2" table:number-rows-repeated="4">
          <table:table-cell table:number-columns-repeated="13"/>
        </table:table-row>
        <table:table-row table:style-name="ro1">
          <table:table-cell table:style-name="ce2" office:value-type="string">
            <text:p>Måleserie på 10 målinger af lod på X kg: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>
            <text:p>Vægt(kg):</text:p>
          </table:table-cell>
          <table:table-cell table:style-name="ce3" office:value-type="string">
            <text:p>Spænding(V):</text:p>
          </table:table-cell>
          <table:table-cell table:style-name="ce3" office:value-type="string">
            <text:p>Deviation:</text:p>
          </table:table-cell>
          <table:table-cell table:style-name="ce3" office:value-type="string">
            <text:p>D^2: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9">
            <text:p>1,9</text:p>
          </table:table-cell>
          <table:table-cell table:formula="of:=[.B29]-[.$C$41]" office:value-type="float" office:value="-0.0140000000000002">
            <text:p>-0,014</text:p>
          </table:table-cell>
          <table:table-cell table:formula="of:=[.C29]^2" office:value-type="float" office:value="0.000196000000000007">
            <text:p>0,000196</text:p>
          </table:table-cell>
          <table:table-cell table:number-columns-repeated="9"/>
        </table:table-row>
        <table:table-row table:style-name="ro2">
          <table:table-cell table:formula="of:=[.A29]" office:value-type="float" office:value="2">
            <text:p>2</text:p>
          </table:table-cell>
          <table:table-cell office:value-type="float" office:value="1.91">
            <text:p>1,91</text:p>
          </table:table-cell>
          <table:table-cell table:formula="of:=[.B30]-[.$C$41]" office:value-type="float" office:value="-0.004">
            <text:p>-0,004</text:p>
          </table:table-cell>
          <table:table-cell table:formula="of:=[.C30]^2" office:value-type="float" office:value="0.000016">
            <text:p>0,000016</text:p>
          </table:table-cell>
          <table:table-cell table:number-columns-repeated="9"/>
        </table:table-row>
        <table:table-row table:style-name="ro2">
          <table:table-cell table:formula="of:=[.A29]" office:value-type="float" office:value="2">
            <text:p>2</text:p>
          </table:table-cell>
          <table:table-cell office:value-type="float" office:value="1.92">
            <text:p>1,92</text:p>
          </table:table-cell>
          <table:table-cell table:formula="of:=[.B31]-[.$C$41]" office:value-type="float" office:value="0.00599999999999978">
            <text:p>0,006</text:p>
          </table:table-cell>
          <table:table-cell table:formula="of:=[.C31]^2" office:value-type="float" office:value="0.0000359999999999974">
            <text:p>0,000036</text:p>
          </table:table-cell>
          <table:table-cell table:number-columns-repeated="9"/>
        </table:table-row>
        <table:table-row table:style-name="ro2">
          <table:table-cell table:formula="of:=[.A30]" office:value-type="float" office:value="2">
            <text:p>2</text:p>
          </table:table-cell>
          <table:table-cell office:value-type="float" office:value="1.91">
            <text:p>1,91</text:p>
          </table:table-cell>
          <table:table-cell table:formula="of:=[.B32]-[.$C$41]" office:value-type="float" office:value="-0.004">
            <text:p>-0,004</text:p>
          </table:table-cell>
          <table:table-cell table:formula="of:=[.C32]^2" office:value-type="float" office:value="0.000016">
            <text:p>0,000016</text:p>
          </table:table-cell>
          <table:table-cell table:number-columns-repeated="9"/>
        </table:table-row>
        <table:table-row table:style-name="ro2">
          <table:table-cell table:formula="of:=[.A31]" office:value-type="float" office:value="2">
            <text:p>2</text:p>
          </table:table-cell>
          <table:table-cell office:value-type="float" office:value="1.91">
            <text:p>1,91</text:p>
          </table:table-cell>
          <table:table-cell table:formula="of:=[.B33]-[.$C$41]" office:value-type="float" office:value="-0.004">
            <text:p>-0,004</text:p>
          </table:table-cell>
          <table:table-cell table:formula="of:=[.C33]^2" office:value-type="float" office:value="0.000016">
            <text:p>0,000016</text:p>
          </table:table-cell>
          <table:table-cell table:number-columns-repeated="9"/>
        </table:table-row>
        <table:table-row table:style-name="ro2">
          <table:table-cell table:formula="of:=[.A32]" office:value-type="float" office:value="2">
            <text:p>2</text:p>
          </table:table-cell>
          <table:table-cell office:value-type="float" office:value="1.92">
            <text:p>1,92</text:p>
          </table:table-cell>
          <table:table-cell table:formula="of:=[.B34]-[.$C$41]" office:value-type="float" office:value="0.00599999999999978">
            <text:p>0,006</text:p>
          </table:table-cell>
          <table:table-cell table:formula="of:=[.C34]^2" office:value-type="float" office:value="0.0000359999999999974">
            <text:p>0,000036</text:p>
          </table:table-cell>
          <table:table-cell table:number-columns-repeated="9"/>
        </table:table-row>
        <table:table-row table:style-name="ro2">
          <table:table-cell table:formula="of:=[.A33]" office:value-type="float" office:value="2">
            <text:p>2</text:p>
          </table:table-cell>
          <table:table-cell office:value-type="float" office:value="1.9">
            <text:p>1,9</text:p>
          </table:table-cell>
          <table:table-cell table:formula="of:=[.B35]-[.$C$41]" office:value-type="float" office:value="-0.0140000000000002">
            <text:p>-0,014</text:p>
          </table:table-cell>
          <table:table-cell table:formula="of:=[.C35]^2" office:value-type="float" office:value="0.000196000000000007">
            <text:p>0,000196</text:p>
          </table:table-cell>
          <table:table-cell table:number-columns-repeated="9"/>
        </table:table-row>
        <table:table-row table:style-name="ro2">
          <table:table-cell table:formula="of:=[.A34]" office:value-type="float" office:value="2">
            <text:p>2</text:p>
          </table:table-cell>
          <table:table-cell office:value-type="float" office:value="1.92">
            <text:p>1,92</text:p>
          </table:table-cell>
          <table:table-cell table:formula="of:=[.B36]-[.$C$41]" office:value-type="float" office:value="0.00599999999999978">
            <text:p>0,006</text:p>
          </table:table-cell>
          <table:table-cell table:formula="of:=[.C36]^2" office:value-type="float" office:value="0.0000359999999999974">
            <text:p>0,000036</text:p>
          </table:table-cell>
          <table:table-cell table:number-columns-repeated="9"/>
        </table:table-row>
        <table:table-row table:style-name="ro2">
          <table:table-cell table:formula="of:=[.A35]" office:value-type="float" office:value="2">
            <text:p>2</text:p>
          </table:table-cell>
          <table:table-cell office:value-type="float" office:value="1.92">
            <text:p>1,92</text:p>
          </table:table-cell>
          <table:table-cell table:formula="of:=[.B37]-[.$C$41]" office:value-type="float" office:value="0.00599999999999978">
            <text:p>0,006</text:p>
          </table:table-cell>
          <table:table-cell table:formula="of:=[.C37]^2" office:value-type="float" office:value="0.0000359999999999974">
            <text:p>0,000036</text:p>
          </table:table-cell>
          <table:table-cell table:number-columns-repeated="9"/>
        </table:table-row>
        <table:table-row table:style-name="ro2">
          <table:table-cell table:formula="of:=[.A36]" office:value-type="float" office:value="2">
            <text:p>2</text:p>
          </table:table-cell>
          <table:table-cell office:value-type="float" office:value="1.93">
            <text:p>1,93</text:p>
          </table:table-cell>
          <table:table-cell table:formula="of:=[.B38]-[.$C$41]" office:value-type="float" office:value="0.016">
            <text:p>0,016</text:p>
          </table:table-cell>
          <table:table-cell table:formula="of:=[.C38]^2" office:value-type="float" office:value="0.000256">
            <text:p>0,000256</text:p>
          </table:table-cell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style-name="ce3" office:value-type="string">
            <text:p>Middelværdi:</text:p>
          </table:table-cell>
          <table:table-cell table:formula="of:=AVERAGE([.B29:.B38])" office:value-type="float" office:value="1.914">
            <text:p>1,914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>
            <text:p>Varians:</text:p>
          </table:table-cell>
          <table:table-cell table:style-name="ce5" table:formula="of:=(SUM([.D29:.D38])/9)" office:value-type="float" office:value="0.0000933333333333337">
            <text:p>9,33E-05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>
            <text:p>Standardafvigelse:</text:p>
          </table:table-cell>
          <table:table-cell table:formula="of:=SQRT([.C42])" office:value-type="float" office:value="0.00966091783079298">
            <text:p>0,0096609178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>
            <text:p>Standardfejl:</text:p>
          </table:table-cell>
          <table:table-cell table:formula="of:=[.C42]/(SQRT(9))" office:value-type="float" office:value="0.0000311111111111112">
            <text:p>3,11111111111112E-005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>
            <text:p>95% konfidens:</text:p>
          </table:table-cell>
          <table:table-cell table:formula="of:=5-(2*[.C43])-[.C44]" office:value-type="float" office:value="4.9806470532273">
            <text:p>4,9806470532</text:p>
          </table:table-cell>
          <table:table-cell table:formula="of:=5+(2*[.C43])+[.C44]" office:value-type="float" office:value="5.0193529467727">
            <text:p>5,0193529468</text:p>
          </table:table-cell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4:Sheet1.B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4T08:07:37.01</meta:creation-date>
    <meta:editing-duration>PT1H35M25S</meta:editing-duration>
    <meta:editing-cycles>8</meta:editing-cycles>
    <meta:generator>LibreOffice/3.5$Windows_x86 LibreOffice_project/7e68ba2-a744ebf-1f241b7-c506db1-7d53735</meta:generator>
    <dc:date>2012-03-14T09:49:00.34</dc:date>
    <meta:document-statistic meta:table-count="3" meta:cell-count="9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regression-type="linear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92cm" svg:height="9.168cm" xlink:href=".." xlink:type="simple" chart:class="chart:scatter" chart:style-name="ch1">
        <chart:title svg:x="7.515cm" svg:y="0.319cm" chart:style-name="ch2">
          <text:p>Målinger af forskellige lod</text:p>
        </chart:title>
        <chart:legend chart:legend-position="end" svg:x="13.35cm" svg:y="3.063cm" style:legend-expansion="high" chart:style-name="ch3"/>
        <chart:plot-area chart:style-name="ch4" table:cell-range-address="Sheet1.A4:Sheet1.B10 Sheet1.A1:Sheet1.A1 Sheet1.A12:Sheet1.A12 Sheet1.B15:Sheet1.B21" chart:data-source-has-labels="row" svg:x="0.818cm" svg:y="1.334cm" svg:width="11.917cm" svg:height="7.215cm">
          <chartooo:coordinate-region svg:x="1.439cm" svg:y="1.546cm" svg:width="11.109cm" svg:height="6.33cm"/>
          <chart:axis chart:dimension="x" chart:name="primary-x" chart:style-name="ch5">
            <chart:title svg:x="5.872cm" svg:y="8.581cm" chart:style-name="ch6">
              <text:p>Vægten / kg</text:p>
            </chart:title>
          </chart:axis>
          <chart:axis chart:dimension="y" chart:name="primary-y" chart:style-name="ch5">
            <chart:title svg:x="0.001cm" svg:y="5.964cm" chart:style-name="ch7">
              <text:p>Spænding / V</text:p>
            </chart:title>
            <chart:grid chart:style-name="ch8" chart:class="major"/>
          </chart:axis>
          <chart:series chart:style-name="ch9" chart:values-cell-range-address="Sheet1.B4:Sheet1.B10" chart:label-cell-address="Sheet1.A1:Sheet1.A1" chart:class="chart:scatter">
            <chart:domain table:cell-range-address="Sheet1.A4:Sheet1.A10"/>
            <chart:regression-curve chart:style-name="ch10">
              <chart:equation chart:display-r-square="true" svg:x="13.496cm" svg:y="2.323cm"/>
            </chart:regression-curve>
            <chart:data-point chart:repeated="5"/>
            <chart:data-point chart:style-name="ch11"/>
            <chart:data-point/>
          </chart:series>
          <chart:series chart:style-name="ch12" chart:values-cell-range-address="Sheet1.B15:Sheet1.B21" chart:label-cell-address="Sheet1.A12:Sheet1.A12" chart:class="chart:scatter">
            <chart:domain table:cell-range-address="Sheet1.A15:Sheet1.A21"/>
            <chart:regression-curve chart:style-name="ch13">
              <chart:equation chart:display-r-square="true" svg:x="13.487cm" svg:y="6.156cm"/>
            </chart:regression-curve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ålinger af forskellige lod(1. Gang):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ålinger af forskellige lod(2. Gang):</text:p>
                <draw:g>
                  <svg:desc>Sheet1.A12:Sheet1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4:Sheet1.A10</svg:desc>
                </draw:g>
              </table:table-cell>
              <table:table-cell office:value-type="float" office:value="0.08">
                <text:p>0.08</text:p>
                <draw:g>
                  <svg:desc>Sheet1.B4:Sheet1.B10</svg:desc>
                </draw:g>
              </table:table-cell>
              <table:table-cell office:value-type="float" office:value="0.1">
                <text:p>0.1</text:p>
                <draw:g>
                  <svg:desc>Sheet1.A15:Sheet1.A21</svg:desc>
                </draw:g>
              </table:table-cell>
              <table:table-cell office:value-type="float" office:value="0.111">
                <text:p>0.111</text:p>
                <draw:g>
                  <svg:desc>Sheet1.B15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397">
                <text:p>0.397</text:p>
              </table:table-cell>
              <table:table-cell office:value-type="float" office:value="0.4">
                <text:p>0.4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1.05">
                <text:p>1.05</text:p>
              </table:table-cell>
              <table:table-cell office:value-type="float" office:value="1.1">
                <text:p>1.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95">
                <text:p>1.95</text:p>
              </table:table-cell>
              <table:table-cell office:value-type="float" office:value="2">
                <text:p>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87">
                <text:p>9.8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e68ba2-a744ebf-1f241b7-c506db1-7d5373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